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Impl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un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Impl.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Impl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ServiceUnitImpl( ServiceUnitDesc serviceUnitDesc , File rootDir , ComponentImpl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UnitImp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Impl.setServiceAssemblyImpl( ServiceAssemblyImpl serviceAssemb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Impl.checkComponentStarted( String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UnitImp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ServiceAssembl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UnitImpl.checkComponentStartedOrStopped( String 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